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7.2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ld_size</text:p>
          </table:table-cell>
          <table:table-cell office:value-type="string" calcext:value-type="string">
            <text:p>new_siz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alg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et_3_3_3.shan</text:p>
          </table:table-cell>
          <table:table-cell office:value-type="float" office:value="2372190" calcext:value-type="float">
            <text:p>2372190</text:p>
          </table:table-cell>
          <table:table-cell office:value-type="float" office:value="3006951" calcext:value-type="float">
            <text:p>3006951</text:p>
          </table:table-cell>
          <table:table-cell office:value-type="float" office:value="70683236" calcext:value-type="float">
            <text:p>7068323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[.E2]" office:value-type="string" office:string-value="shan" calcext:value-type="string">
            <text:p>shan</text:p>
          </table:table-cell>
          <table:table-cell table:formula="of:=[.H2]" office:value-type="float" office:value="3" calcext:value-type="float">
            <text:p>3</text:p>
          </table:table-cell>
          <table:table-cell table:formula="of:=AVERAGE([.D2:.D4])" office:value-type="float" office:value="70679257" calcext:value-type="float">
            <text:p>70679257</text:p>
          </table:table-cell>
        </table:table-row>
        <table:table-row table:style-name="ro1">
          <table:table-cell office:value-type="string" calcext:value-type="string">
            <text:p>set_3_3_2.shan</text:p>
          </table:table-cell>
          <table:table-cell office:value-type="float" office:value="2371978" calcext:value-type="float">
            <text:p>2371978</text:p>
          </table:table-cell>
          <table:table-cell office:value-type="float" office:value="3006944" calcext:value-type="float">
            <text:p>3006944</text:p>
          </table:table-cell>
          <table:table-cell office:value-type="float" office:value="70677688" calcext:value-type="float">
            <text:p>7067768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]" office:value-type="string" office:string-value="shan" calcext:value-type="string">
            <text:p>shan</text:p>
          </table:table-cell>
          <table:table-cell table:formula="of:=[.H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3_3_1.shan</text:p>
          </table:table-cell>
          <table:table-cell office:value-type="float" office:value="2371946" calcext:value-type="float">
            <text:p>2371946</text:p>
          </table:table-cell>
          <table:table-cell office:value-type="float" office:value="3006939" calcext:value-type="float">
            <text:p>3006939</text:p>
          </table:table-cell>
          <table:table-cell office:value-type="float" office:value="70676847" calcext:value-type="float">
            <text:p>7067684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]" office:value-type="string" office:string-value="shan" calcext:value-type="string">
            <text:p>shan</text:p>
          </table:table-cell>
          <table:table-cell table:formula="of:=[.H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3_2_3.shan</text:p>
          </table:table-cell>
          <table:table-cell office:value-type="float" office:value="2164583" calcext:value-type="float">
            <text:p>2164583</text:p>
          </table:table-cell>
          <table:table-cell office:value-type="float" office:value="3006942" calcext:value-type="float">
            <text:p>3006942</text:p>
          </table:table-cell>
          <table:table-cell office:value-type="float" office:value="65288378" calcext:value-type="float">
            <text:p>6528837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5]" office:value-type="string" office:string-value="shan" calcext:value-type="string">
            <text:p>shan</text:p>
          </table:table-cell>
          <table:table-cell table:formula="of:=[.H5]" office:value-type="float" office:value="2" calcext:value-type="float">
            <text:p>2</text:p>
          </table:table-cell>
          <table:table-cell table:formula="of:=AVERAGE([.D5:.D7])" office:value-type="float" office:value="65298550" calcext:value-type="float">
            <text:p>65298550</text:p>
          </table:table-cell>
        </table:table-row>
        <table:table-row table:style-name="ro1">
          <table:table-cell office:value-type="string" calcext:value-type="string">
            <text:p>set_3_2_2.shan</text:p>
          </table:table-cell>
          <table:table-cell office:value-type="float" office:value="2165370" calcext:value-type="float">
            <text:p>2165370</text:p>
          </table:table-cell>
          <table:table-cell office:value-type="float" office:value="3006955" calcext:value-type="float">
            <text:p>3006955</text:p>
          </table:table-cell>
          <table:table-cell office:value-type="float" office:value="65308876" calcext:value-type="float">
            <text:p>6530887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E6]" office:value-type="string" office:string-value="shan" calcext:value-type="string">
            <text:p>shan</text:p>
          </table:table-cell>
          <table:table-cell table:formula="of:=[.H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3_2_1.shan</text:p>
          </table:table-cell>
          <table:table-cell office:value-type="float" office:value="2164966" calcext:value-type="float">
            <text:p>2164966</text:p>
          </table:table-cell>
          <table:table-cell office:value-type="float" office:value="3006963" calcext:value-type="float">
            <text:p>3006963</text:p>
          </table:table-cell>
          <table:table-cell office:value-type="float" office:value="65298396" calcext:value-type="float">
            <text:p>6529839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]" office:value-type="string" office:string-value="shan" calcext:value-type="string">
            <text:p>shan</text:p>
          </table:table-cell>
          <table:table-cell table:formula="of:=[.H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3_1_3.shan</text:p>
          </table:table-cell>
          <table:table-cell office:value-type="float" office:value="2185949" calcext:value-type="float">
            <text:p>2185949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49583" calcext:value-type="float">
            <text:p>6584958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8]" office:value-type="string" office:string-value="shan" calcext:value-type="string">
            <text:p>shan</text:p>
          </table:table-cell>
          <table:table-cell table:formula="of:=[.H8]" office:value-type="float" office:value="1" calcext:value-type="float">
            <text:p>1</text:p>
          </table:table-cell>
          <table:table-cell table:formula="of:=AVERAGE([.D8:.D10])" office:value-type="float" office:value="65848982.3333333" calcext:value-type="float">
            <text:p>65848982.3333333</text:p>
          </table:table-cell>
        </table:table-row>
        <table:table-row table:style-name="ro1">
          <table:table-cell office:value-type="string" calcext:value-type="string">
            <text:p>set_3_1_2.shan</text:p>
          </table:table-cell>
          <table:table-cell office:value-type="float" office:value="2185915" calcext:value-type="float">
            <text:p>2185915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48702" calcext:value-type="float">
            <text:p>6584870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9]" office:value-type="string" office:string-value="shan" calcext:value-type="string">
            <text:p>shan</text:p>
          </table:table-cell>
          <table:table-cell table:formula="of:=[.H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3_1_1.shan</text:p>
          </table:table-cell>
          <table:table-cell office:value-type="float" office:value="2185913" calcext:value-type="float">
            <text:p>2185913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48662" calcext:value-type="float">
            <text:p>6584866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E10]" office:value-type="string" office:string-value="shan" calcext:value-type="string">
            <text:p>shan</text:p>
          </table:table-cell>
          <table:table-cell table:formula="of:=[.H1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3_3_3.haff</text:p>
          </table:table-cell>
          <table:table-cell office:value-type="float" office:value="2343700" calcext:value-type="float">
            <text:p>2343700</text:p>
          </table:table-cell>
          <table:table-cell office:value-type="float" office:value="3006951" calcext:value-type="float">
            <text:p>3006951</text:p>
          </table:table-cell>
          <table:table-cell office:value-type="float" office:value="69940619" calcext:value-type="float">
            <text:p>6994061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[.E11]" office:value-type="string" office:string-value="haff" calcext:value-type="string">
            <text:p>haff</text:p>
          </table:table-cell>
          <table:table-cell table:formula="of:=[.H11]" office:value-type="float" office:value="3" calcext:value-type="float">
            <text:p>3</text:p>
          </table:table-cell>
          <table:table-cell table:formula="of:=AVERAGE([.D11:.D13])" office:value-type="float" office:value="69937065.6666667" calcext:value-type="float">
            <text:p>69937065.6666667</text:p>
          </table:table-cell>
        </table:table-row>
        <table:table-row table:style-name="ro1">
          <table:table-cell office:value-type="string" calcext:value-type="string">
            <text:p>set_3_3_2.haff</text:p>
          </table:table-cell>
          <table:table-cell office:value-type="float" office:value="2343485" calcext:value-type="float">
            <text:p>2343485</text:p>
          </table:table-cell>
          <table:table-cell office:value-type="float" office:value="3006944" calcext:value-type="float">
            <text:p>3006944</text:p>
          </table:table-cell>
          <table:table-cell office:value-type="float" office:value="69935005" calcext:value-type="float">
            <text:p>6993500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2]" office:value-type="string" office:string-value="haff" calcext:value-type="string">
            <text:p>haff</text:p>
          </table:table-cell>
          <table:table-cell table:formula="of:=[.H1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3_3_1.haff</text:p>
          </table:table-cell>
          <table:table-cell office:value-type="float" office:value="2343508" calcext:value-type="float">
            <text:p>2343508</text:p>
          </table:table-cell>
          <table:table-cell office:value-type="float" office:value="3006939" calcext:value-type="float">
            <text:p>3006939</text:p>
          </table:table-cell>
          <table:table-cell office:value-type="float" office:value="69935573" calcext:value-type="float">
            <text:p>6993557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]" office:value-type="string" office:string-value="haff" calcext:value-type="string">
            <text:p>haff</text:p>
          </table:table-cell>
          <table:table-cell table:formula="of:=[.H1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3_2_3.haff</text:p>
          </table:table-cell>
          <table:table-cell office:value-type="float" office:value="2159863" calcext:value-type="float">
            <text:p>2159863</text:p>
          </table:table-cell>
          <table:table-cell office:value-type="float" office:value="3006942" calcext:value-type="float">
            <text:p>3006942</text:p>
          </table:table-cell>
          <table:table-cell office:value-type="float" office:value="65164225" calcext:value-type="float">
            <text:p>6516422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4]" office:value-type="string" office:string-value="haff" calcext:value-type="string">
            <text:p>haff</text:p>
          </table:table-cell>
          <table:table-cell table:formula="of:=[.H14]" office:value-type="float" office:value="2" calcext:value-type="float">
            <text:p>2</text:p>
          </table:table-cell>
          <table:table-cell table:formula="of:=AVERAGE([.D14:.D16])" office:value-type="float" office:value="65173208.6666667" calcext:value-type="float">
            <text:p>65173208.6666667</text:p>
          </table:table-cell>
        </table:table-row>
        <table:table-row table:style-name="ro1">
          <table:table-cell office:value-type="string" calcext:value-type="string">
            <text:p>set_3_2_2.haff</text:p>
          </table:table-cell>
          <table:table-cell office:value-type="float" office:value="2160578" calcext:value-type="float">
            <text:p>2160578</text:p>
          </table:table-cell>
          <table:table-cell office:value-type="float" office:value="3006955" calcext:value-type="float">
            <text:p>3006955</text:p>
          </table:table-cell>
          <table:table-cell office:value-type="float" office:value="65182854" calcext:value-type="float">
            <text:p>6518285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E15]" office:value-type="string" office:string-value="haff" calcext:value-type="string">
            <text:p>haff</text:p>
          </table:table-cell>
          <table:table-cell table:formula="of:=[.H1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3_2_1.haff</text:p>
          </table:table-cell>
          <table:table-cell office:value-type="float" office:value="2160181" calcext:value-type="float">
            <text:p>2160181</text:p>
          </table:table-cell>
          <table:table-cell office:value-type="float" office:value="3006963" calcext:value-type="float">
            <text:p>3006963</text:p>
          </table:table-cell>
          <table:table-cell office:value-type="float" office:value="65172547" calcext:value-type="float">
            <text:p>6517254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6]" office:value-type="string" office:string-value="haff" calcext:value-type="string">
            <text:p>haff</text:p>
          </table:table-cell>
          <table:table-cell table:formula="of:=[.H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3_1_3.haff</text:p>
          </table:table-cell>
          <table:table-cell office:value-type="float" office:value="2185345" calcext:value-type="float">
            <text:p>2185345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33417" calcext:value-type="float">
            <text:p>6583341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7]" office:value-type="string" office:string-value="haff" calcext:value-type="string">
            <text:p>haff</text:p>
          </table:table-cell>
          <table:table-cell table:formula="of:=[.H17]" office:value-type="float" office:value="1" calcext:value-type="float">
            <text:p>1</text:p>
          </table:table-cell>
          <table:table-cell table:formula="of:=AVERAGE([.D17:.D19])" office:value-type="float" office:value="65834356.6666667" calcext:value-type="float">
            <text:p>65834356.6666667</text:p>
          </table:table-cell>
        </table:table-row>
        <table:table-row table:style-name="ro1">
          <table:table-cell office:value-type="string" calcext:value-type="string">
            <text:p>set_3_1_2.haff</text:p>
          </table:table-cell>
          <table:table-cell office:value-type="float" office:value="2185363" calcext:value-type="float">
            <text:p>2185363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33888" calcext:value-type="float">
            <text:p>6583388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8]" office:value-type="string" office:string-value="haff" calcext:value-type="string">
            <text:p>haff</text:p>
          </table:table-cell>
          <table:table-cell table:formula="of:=[.H1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3_1_1.haff</text:p>
          </table:table-cell>
          <table:table-cell office:value-type="float" office:value="2185436" calcext:value-type="float">
            <text:p>2185436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35765" calcext:value-type="float">
            <text:p>6583576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E19]" office:value-type="string" office:string-value="haff" calcext:value-type="string">
            <text:p>haff</text:p>
          </table:table-cell>
          <table:table-cell table:formula="of:=[.H19]"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329.39pt" svg:height="230.4pt" svg:x="241.97pt" svg:y="0pt">
            <loext:p draw:notify-on-update-of-ranges="Sheet2.A2:Sheet2.A2 Sheet2.C2:Sheet2.C4 Sheet2.B2:Sheet2.B4 Sheet2.A5:Sheet2.A5 Sheet2.C5:Sheet2.C7 Sheet2.B5:Sheet2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3" calcext:value-type="float">
            <text:p>3</text:p>
          </table:table-cell>
          <table:table-cell office:value-type="float" office:value="70679257" calcext:value-type="float">
            <text:p>7067925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2" calcext:value-type="float">
            <text:p>2</text:p>
          </table:table-cell>
          <table:table-cell office:value-type="float" office:value="65298550" calcext:value-type="float">
            <text:p>65298550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1" calcext:value-type="float">
            <text:p>1</text:p>
          </table:table-cell>
          <table:table-cell office:value-type="float" office:value="65848982.3333333" calcext:value-type="float">
            <text:p>65848982.3333333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3" calcext:value-type="float">
            <text:p>3</text:p>
          </table:table-cell>
          <table:table-cell office:value-type="float" office:value="69937065.6666667" calcext:value-type="float">
            <text:p>69937065.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2" calcext:value-type="float">
            <text:p>2</text:p>
          </table:table-cell>
          <table:table-cell office:value-type="float" office:value="65173208.6666667" calcext:value-type="float">
            <text:p>65173208.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1" calcext:value-type="float">
            <text:p>1</text:p>
          </table:table-cell>
          <table:table-cell office:value-type="float" office:value="65834356.6666667" calcext:value-type="float">
            <text:p>65834356.6666667</text:p>
          </table:table-cell>
        </table:table-row>
      </table:table>
      <table:named-expressions/>
      <table:database-ranges>
        <table:database-range table:name="__Anonymous_Sheet_DB__0" table:target-range-address="info.A1:info.I19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18:15:16.100998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03T18:19:54.586189503</dc:date>
    <meta:editing-duration>PT5M27S</meta:editing-duration>
    <meta:editing-cycles>2</meta:editing-cycles>
    <meta:document-statistic meta:table-count="2" meta:cell-count="2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heet2.B2:Sheet2.C4 Sheet2.A2:Sheet2.A2 Sheet2.A5:Sheet2.A5 Sheet2.C5:Sheet2.C7" chart:data-source-has-labels="row" svg:x="0.892cm" svg:y="0.945cm" svg:width="10.29cm" svg:height="6.04cm">
          <chartooo:coordinate-region svg:x="2.625cm" svg:y="1.144cm" svg:width="8.318cm" svg:height="5.194cm"/>
          <chart:axis chart:dimension="x" chart:name="primary-x" chart:style-name="ch4">
            <chart:title svg:x="4.763cm" svg:y="7.147cm" chart:style-name="ch5">
              <text:p>Набор символов</text:p>
            </chart:title>
          </chart:axis>
          <chart:axis chart:dimension="y" chart:name="primary-y" chart:style-name="ch4">
            <chart:title svg:x="0.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heet2.C2:Sheet2.C4" chart:label-cell-address="Sheet2.A2:Sheet2.A2" chart:class="chart:scatter">
            <chart:domain table:cell-range-address="Sheet2.B2:Sheet2.B4"/>
            <chart:data-point chart:repeated="3"/>
          </chart:series>
          <chart:series chart:style-name="ch9" chart:values-cell-range-address="Sheet2.C5:Sheet2.C7" chart:label-cell-address="Sheet2.A5:Sheet2.A5" chart:class="chart:scatter">
            <chart:domain table:cell-range-address="Sheet2.B5:Sheet2.B7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heet2.A2:Sheet2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heet2.A5:Sheet2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2.B2:Sheet2.B4</svg:desc>
                </draw:g>
              </table:table-cell>
              <table:table-cell office:value-type="float" office:value="70679257">
                <text:p>70679257</text:p>
                <draw:g>
                  <svg:desc>Sheet2.C2:Sheet2.C4</svg:desc>
                </draw:g>
              </table:table-cell>
              <table:table-cell office:value-type="float" office:value="3">
                <text:p>3</text:p>
                <draw:g>
                  <svg:desc>Sheet2.B5:Sheet2.B7</svg:desc>
                </draw:g>
              </table:table-cell>
              <table:table-cell office:value-type="float" office:value="69937065.6666667">
                <text:p>69937065.6666667</text:p>
                <draw:g>
                  <svg:desc>Sheet2.C5:Sheet2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298550">
                <text:p>65298550</text:p>
              </table:table-cell>
              <table:table-cell office:value-type="float" office:value="2">
                <text:p>2</text:p>
              </table:table-cell>
              <table:table-cell office:value-type="float" office:value="65173208.6666667">
                <text:p>65173208.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5848982.3333333">
                <text:p>65848982.3333333</text:p>
              </table:table-cell>
              <table:table-cell office:value-type="float" office:value="1">
                <text:p>1</text:p>
              </table:table-cell>
              <table:table-cell office:value-type="float" office:value="65834356.6666667">
                <text:p>65834356.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